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MT" svg:font-family="ArialMT" style:font-family-generic="swiss"/>
    <style:font-face style:name="Verdana" svg:font-family="Verdana" style:font-family-generic="swiss"/>
    <style:font-face style:name="Bitstream Vera Sans" svg:font-family="'Bitstream Vera Sans'" style:font-pitch="variable"/>
    <style:font-face style:name="Lucidasans" svg:font-family="Lucidasan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Webdings" svg:font-family="Webding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584cm" fo:margin-left="0.097cm" fo:margin-right="0.318cm" table:align="margins" style:writing-mode="lr-tb"/>
    </style:style>
    <style:style style:name="Table1.A" style:family="table-column">
      <style:table-column-properties style:column-width="8.761cm" style:rel-column-width="34625*"/>
    </style:style>
    <style:style style:name="Table1.B" style:family="table-column">
      <style:table-column-properties style:column-width="3.939cm" style:rel-column-width="15566*"/>
    </style:style>
    <style:style style:name="Table1.C" style:family="table-column">
      <style:table-column-properties style:column-width="3.882cm" style:rel-column-width="15344*"/>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Standard">
      <style:paragraph-properties fo:text-align="center" style:justify-single-word="false"/>
      <style:text-properties style:use-window-font-color="true" fo:font-size="14pt" fo:language="en" fo:country="US" style:font-name-asian="Bitstream Vera Sans" style:font-size-asian="14pt" style:font-name-complex="Lucidasans" style:font-size-complex="14pt" style:language-complex="en" style:country-complex="US"/>
    </style:style>
    <style:style style:name="P2" style:family="paragraph" style:parent-style-name="Standard">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3" style:family="paragraph" style:parent-style-name="Standard">
      <style:paragraph-properties style:line-height-at-least="0.564cm" fo:text-align="center" style:justify-single-word="false" style:text-autospace="none"/>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4" style:family="paragraph" style:parent-style-name="Standard">
      <style:text-properties style:use-window-font-color="true" fo:font-size="11pt" fo:language="en" fo:country="US" fo:font-weight="bold" style:font-name-asian="Bitstream Vera Sans" style:font-size-asian="11pt" style:font-weight-asian="bold" style:font-name-complex="Lucidasans" style:font-size-complex="11pt" style:language-complex="en" style:country-complex="US" style:font-weight-complex="bold"/>
    </style:style>
    <style:style style:name="P5"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bold" style:font-name-asian="ArialMT" style:font-size-asian="11pt" style:font-weight-asian="bold" style:font-name-complex="ArialMT" style:font-size-complex="11pt" style:font-weight-complex="bold"/>
    </style:style>
    <style:style style:name="P6"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bold" style:font-name-asian="Verdana" style:font-size-asian="11pt" style:font-weight-asian="bold" style:font-name-complex="Verdana" style:font-size-complex="11pt" style:font-weight-complex="bold"/>
    </style:style>
    <style:style style:name="P7"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8"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9" style:family="paragraph" style:parent-style-name="Standard" style:master-page-name="Standard">
      <style:paragraph-properties fo:text-align="center" style:justify-single-word="false"/>
      <style:text-properties style:use-window-font-color="true" fo:font-size="14pt" fo:language="en" fo:country="US" style:font-name-asian="Bitstream Vera Sans" style:font-size-asian="14pt" style:font-name-complex="Lucidasans" style:font-size-complex="14pt" style:language-complex="en" style:country-complex="US"/>
    </style:style>
    <style:style style:name="P10"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11"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12"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13"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14"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15" style:family="paragraph" style:parent-style-name="Standard">
      <style:text-properties style:use-window-font-color="true" fo:font-size="11pt" fo:language="en" fo:country="US" fo:font-weight="bold" style:font-name-asian="Bitstream Vera Sans" style:font-size-asian="11pt" style:font-weight-asian="bold" style:font-name-complex="Lucidasans" style:font-size-complex="11pt" style:language-complex="en" style:country-complex="US" style:font-weight-complex="bold"/>
    </style:style>
    <style:style style:name="T1" style:family="text">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T2" style:family="text">
      <style:text-properties style:use-window-font-color="true" style:font-name="Webdings" fo:font-size="11pt" fo:language="en" fo:country="US" style:font-name-asian="Bitstream Vera Sans" style:font-size-asian="11pt" style:font-name-complex="Lucidasans" style:font-size-complex="11pt" style:language-complex="en" style:country-complex="US"/>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uck Consulting Pty Ltd</text:p>
      <text:p text:style-name="P1">Ehcache Support Entitlement</text:p>
      <text:p text:style-name="P1"/>
      <text:p text:style-name="P4">Particulars</text:p>
      <text:p text:style-name="P2">Customer:_____________________________________ <text:s text:c="3"/>Effective Date:________________</text:p>
      <text:p text:style-name="P2"/>
      <text:p text:style-name="P2">No Of Servers: _________________ <text:span text:style-name="T1">Customer Email Contact: _________________________</text:span></text:p>
      <text:p text:style-name="P2"/>
      <text:p text:style-name="P2"/>
      <text:p text:style-name="P4">Service Type</text:p>
      <text:p text:style-name="Standard"><text:span text:style-name="T1">Standard Support : <text:s text:c="4"/></text:span><text:span text:style-name="T2">c</text:span><text:span text:style-name="T1"> <text:s text:c="9"/><text:tab/><text:tab/><text:tab/>Extended Support: <text:tab/></text:span><text:span text:style-name="T2">c</text:span><text:span text:style-name="T1"> </text:span></text:p>
      <text:p text:style-name="P2"/>
      <text:p text:style-name="P2">Additional Options: ____________________________________________________________<text:tab/><text:tab/><text:tab/><text:tab/></text:p>
      <text:p text:style-name="P4">Primary Technical Contacts </text:p>
      <text:p text:style-name="P2">The nominated Technical Contacts, who is authorized to contact Luck Consulting Pty Ltd trading as Luck Systems (“Luck Systems”) for support/consulting <text:s/>are:</text:p>
      <text:p text:style-name="P2"/>
      <text:p text:style-name="P2">First Contact: ________________________________________________________________ </text:p>
      <text:p text:style-name="P2"/>
      <text:p text:style-name="P2">Second Contact: ________________________________________________________________ </text:p>
      <text:p text:style-name="P2"/>
      <text:p text:style-name="P4">Luck Systems Contact</text:p>
      <text:p text:style-name="Standard"><text:span text:style-name="T3">Please communicate via e-mail to: </text:span><text:a xlink:type="simple" xlink:href="mailto:ehcache_support@gregluck.com"><text:span text:style-name="T3">ehcache_support@gregluck.com</text:span></text:a><text:span text:style-name="T3"> . This allows us to marshal the appropriate people in the shortest amount of time, and to maintain continuity and context.</text:span></text:p>
      <text:p text:style-name="P2"/>
      <text:p text:style-name="P2"/>
      <text:p text:style-name="P4">Interaction with ehcache License</text:p>
      <text:p text:style-name="P2">This Entitlement is for companies, government agencies, and other organizations using Ehcache. It is not a license for Ehcache, nor does it vary the existing ehcache open source license. Please refer to the ehcache license, which uses the Apache License 2.0.. </text:p>
      <text:p text:style-name="P2"/>
      <text:p text:style-name="P4">Versions Supported</text:p>
      <text:p text:style-name="P2">You (the Customer) must be using a released version of ehcache. </text:p>
      <text:p text:style-name="P2"/>
      <text:p text:style-name="P4">Two Points of Customer <text:s/>Contact</text:p>
      <text:p text:style-name="P2">Support is provided to a maximum of two points of contact at your organization. Users within your organization should go through the technical liaisons; that is, this support Entitlement does not entitle all employees of your organization to direct one-on-one technical support from us.</text:p>
      <text:p text:style-name="P2"/>
      <text:p text:style-name="P4">Inclusions</text:p>
      <text:p text:style-name="P2">The inclusions are as shown below. The entitlement type is stated in the Particulars section, including any of the following options that are included.</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5"/>
          </table:table-cell>
          <table:table-cell table:style-name="Table1.A1" office:value-type="string">
            <text:p text:style-name="P6">Standard Support</text:p>
          </table:table-cell>
          <table:table-cell table:style-name="Table1.A1" office:value-type="string">
            <text:p text:style-name="P6">Extended Support</text:p>
          </table:table-cell>
        </table:table-row>
        <table:table-row>
          <table:table-cell table:style-name="Table1.A1" office:value-type="string">
            <text:p text:style-name="P5">Software</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Ehcache Core</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Ehcache Server</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RMI Clustering</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JGroups Clustering</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JMS Clustering</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JCache API</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JRuby API</text:p>
          </table:table-cell>
          <table:table-cell table:style-name="Table1.A1" office:value-type="string">
            <text:p text:style-name="P7">Option</text:p>
          </table:table-cell>
          <table:table-cell table:style-name="Table1.A1" office:value-type="string">
            <text:p text:style-name="P7">Option</text:p>
          </table:table-cell>
        </table:table-row>
        <table:table-row>
          <table:table-cell table:style-name="Table1.A1" office:value-type="string">
            <text:p text:style-name="P8">Unlimited Servers</text:p>
          </table:table-cell>
          <table:table-cell table:style-name="Table1.A1" office:value-type="string">
            <text:p text:style-name="P7">Option</text:p>
          </table:table-cell>
          <table:table-cell table:style-name="Table1.A1" office:value-type="string">
            <text:p text:style-name="P7">Option</text:p>
          </table:table-cell>
        </table:table-row>
        <table:table-row>
          <table:table-cell table:style-name="Table1.A1" office:value-type="string">
            <text:p text:style-name="P5">Service Packs/Updates</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Fixes via file download</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Fixes via Maven</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Backport fixes to supported versions</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Technical Alerts</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5">Problem Resolution Support</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Number of Incidents</text:p>
          </table:table-cell>
          <table:table-cell table:style-name="Table1.A1" office:value-type="string">
            <text:p text:style-name="P7">3</text:p>
          </table:table-cell>
          <table:table-cell table:style-name="Table1.A1" office:value-type="string">
            <text:p text:style-name="P7">Unlimited</text:p>
          </table:table-cell>
        </table:table-row>
        <table:table-row>
          <table:table-cell table:style-name="Table1.A1" office:value-type="string">
            <text:p text:style-name="P8">Web-based Case Management</text:p>
          </table:table-cell>
          <table:table-cell table:style-name="Table1.A1" office:value-type="string">
            <text:p text:style-name="P7">Yes, SF.net</text:p>
          </table:table-cell>
          <table:table-cell table:style-name="Table1.A1" office:value-type="string">
            <text:p text:style-name="P7">Yes, SF.net</text:p>
          </table:table-cell>
        </table:table-row>
        <table:table-row>
          <table:table-cell table:style-name="Table1.A1" office:value-type="string">
            <text:p text:style-name="P8">Max Initial Response Time</text:p>
          </table:table-cell>
          <table:table-cell table:style-name="Table1.A1" office:value-type="string">
            <text:p text:style-name="P7">2 business days</text:p>
          </table:table-cell>
          <table:table-cell table:style-name="Table1.A1" office:value-type="string">
            <text:p text:style-name="P7">1 business day</text:p>
          </table:table-cell>
        </table:table-row>
        <table:table-row>
          <table:table-cell table:style-name="Table1.A1" office:value-type="string">
            <text:p text:style-name="P8">Phone Access</text:p>
          </table:table-cell>
          <table:table-cell table:style-name="Table1.A1" office:value-type="string">
            <text:p text:style-name="P7">Option</text:p>
          </table:table-cell>
          <table:table-cell table:style-name="Table1.A1" office:value-type="string">
            <text:p text:style-name="P7">Option</text:p>
          </table:table-cell>
        </table:table-row>
        <table:table-row>
          <table:table-cell table:style-name="Table1.A1" office:value-type="string">
            <text:p text:style-name="P8">Hot fix source patch</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Hot fix Custom Build</text:p>
          </table:table-cell>
          <table:table-cell table:style-name="Table1.A1" office:value-type="string">
            <text:p text:style-name="P7">No</text:p>
          </table:table-cell>
          <table:table-cell table:style-name="Table1.A1" office:value-type="string">
            <text:p text:style-name="P7">Yes</text:p>
          </table:table-cell>
        </table:table-row>
        <table:table-row>
          <table:table-cell table:style-name="Table1.A1" office:value-type="string">
            <text:p text:style-name="P5">Documentation</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Online HTML Documentation</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Ehcache Book in electronic PDF</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Bound hard copy Ehcache Book</text:p>
          </table:table-cell>
          <table:table-cell table:style-name="Table1.A1" office:value-type="string">
            <text:p text:style-name="P7">No</text:p>
          </table:table-cell>
          <table:table-cell table:style-name="Table1.A1" office:value-type="string">
            <text:p text:style-name="P7">Yes</text:p>
          </table:table-cell>
        </table:table-row>
        <table:table-row>
          <table:table-cell table:style-name="Table1.A1" office:value-type="string">
            <text:p text:style-name="P5">Self Help Support</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Forums</text:p>
          </table:table-cell>
          <table:table-cell table:style-name="Table1.A1" office:value-type="string">
            <text:p text:style-name="P7">Yes, SF.net</text:p>
          </table:table-cell>
          <table:table-cell table:style-name="Table1.A1" office:value-type="string">
            <text:p text:style-name="P7">Yes, SF.net</text:p>
          </table:table-cell>
        </table:table-row>
        <table:table-row>
          <table:table-cell table:style-name="Table1.A1" office:value-type="string">
            <text:p text:style-name="P8">Bug Tracking</text:p>
          </table:table-cell>
          <table:table-cell table:style-name="Table1.A1" office:value-type="string">
            <text:p text:style-name="P7">Yes, SF.net</text:p>
          </table:table-cell>
          <table:table-cell table:style-name="Table1.A1" office:value-type="string">
            <text:p text:style-name="P7">Yes, SF.net</text:p>
          </table:table-cell>
        </table:table-row>
        <table:table-row>
          <table:table-cell table:style-name="Table1.A1" office:value-type="string">
            <text:p text:style-name="P8">Mailing List</text:p>
          </table:table-cell>
          <table:table-cell table:style-name="Table1.A1" office:value-type="string">
            <text:p text:style-name="P7">Yes, SF.net</text:p>
          </table:table-cell>
          <table:table-cell table:style-name="Table1.A1" office:value-type="string">
            <text:p text:style-name="P7">Yes, SF.net</text:p>
          </table:table-cell>
        </table:table-row>
        <table:table-row>
          <table:table-cell table:style-name="Table1.A1" office:value-type="string">
            <text:p text:style-name="P5">Lifecycle/EOL Support</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Current Version</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Last Two Final Versions</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Last Four Final Versions</text:p>
          </table:table-cell>
          <table:table-cell table:style-name="Table1.A1" office:value-type="string">
            <text:p text:style-name="P7">No</text:p>
          </table:table-cell>
          <table:table-cell table:style-name="Table1.A1" office:value-type="string">
            <text:p text:style-name="P7">Yes</text:p>
          </table:table-cell>
        </table:table-row>
      </table:table>
      <text:p text:style-name="P3"/>
      <text:p text:style-name="P2"/>
      <text:p text:style-name="P2">Exclusions</text:p>
      <text:p text:style-name="P2">The following are not included in the <text:s/>Support Entitlement. What is not included:</text:p>
      <text:list text:style-name="WW8Num2">
        <text:list-item>
          <text:p text:style-name="P10">Training</text:p>
        </text:list-item>
        <text:list-item>
          <text:p text:style-name="P10">Developer Assistance (please obtain a prepaid pack of Consulting Services for this)</text:p>
        </text:list-item>
        <text:list-item>
          <text:p text:style-name="P10">Installation</text:p>
        </text:list-item>
        <text:list-item>
          <text:p text:style-name="P10">Remote access to customer computers</text:p>
        </text:list-item>
        <text:list-item>
          <text:p text:style-name="P10">New features (please contact us for custom development) </text:p>
        </text:list-item>
      </text:list>
      <text:p text:style-name="P2"/>
      <text:p text:style-name="P4"/>
      <text:p text:style-name="P4">Copyright in Changes to ehcache under this Agreement</text:p>
      <text:p text:style-name="P2">All additions or changes made to ehcache under a consulting agreement are made under the Apache 2.0 License. Copyright does not vest in the customer but remains with Luck Consulting Pty Ltd.</text:p>
      <text:p text:style-name="P2"/>
      <text:p text:style-name="P4">Indemnification</text:p>
      <text:p text:style-name="P2">The Customer shall indemnify and hold harmless Luck Systems from any and all claims, demands, suits, actions, proceedings, loss, cost and damages of any kind, including reasonable attorney's fees, caused by or arising out of, or contributed to, in whole or in part, by reasons of any act, omission, professional error, fault, mistake or negligence of Luck Consulting, its employees, partners, agents, representatives or subcontractors in connection with or incidental to the performance of this agreement. </text:p>
      <text:p text:style-name="P2"/>
      <text:p text:style-name="P4">Jurisdiction</text:p>
      <text:p text:style-name="P2">Jurisdiction -- The laws of USA and the Hawaii <text:s/>shall govern this agreement, its terms and conditions. The customer agrees that the proper forum for any claim arising under this agreement shall be in the state of Hawaii. </text:p>
      <text:p text:style-name="P2"/>
      <text:p text:style-name="P4">Consideration</text:p>
      <text:p text:style-name="P2">The customer has paid consideration for the services contained in this Entitlement.</text:p>
      <text:p text:style-name="P2"/>
      <text:p text:style-name="P4">Modification or Amendment</text:p>
      <text:p text:style-name="P2">No amendment, change or modification of this Entitlement shall be valid unless in writing signed by the parties hereto. </text:p>
      <text:p text:style-name="P2"/>
      <text:p text:style-name="Standard"><text:span text:style-name="T4">Entire Understanding</text:span><text:span text:style-name="T3"> </text:span></text:p>
      <text:p text:style-name="P2">This document and any exhibit attached constitute the entire understanding and agreement of the parties, and any and all prior agreements, understandings and representations are hereby terminated and canceled in their entirety and are of no further force and effect. </text:p>
      <text:p text:style-name="P2"/>
      <text:p text:style-name="P4">Damages</text:p>
      <text:p text:style-name="P2">Compensation for Damages to the customer arising out of this agreement are limited to a refund of the consideration paid under this Entitlement.</text:p>
      <text:p text:style-name="P2"/>
      <text:p text:style-name="P4">Unenforceability of Provisions</text:p>
      <text:p text:style-name="P2">If any provision of this Agreement, or any portion thereof, is held to be invalid and unenforceable, then the remainder of this Agreement shall nevertheless remain in full force and effect. </text:p>
      <text:p text:style-name="P2"/>
      <text:p text:style-name="P4">Luck Systems</text:p>
      <text:p text:style-name="P2">Luck Systems is a business name registered in the State of Queensland, Australia to Luck Consulting Pty Ltd, an Australian Corporation.</text:p>
      <text:p text:style-name="P2"/>
      <text:p text:style-name="P2">Signed:</text:p>
      <text:p text:style-name="P2"/>
      <text:p text:style-name="P2"/>
      <text:p text:style-name="P2"/>
      <text:p text:style-name="P2"/>
      <text:p text:style-name="P2">____________________________<text:tab/><text:tab/><text:tab/><text:tab/></text:p>
      <text:p text:style-name="P2">Luck Systems<text:tab/><text:tab/><text:tab/><text:tab/><text:tab/><text:tab/><text:tab/></text:p>
      <text:p text:style-name="P2"/>
      <text:p text:style-name="P2"><text:tab/></text:p>
      <text:p text:style-name="P2">____________________________</text:p>
      <text:p text:style-name="P2">Date<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MT" svg:font-family="ArialMT" style:font-family-generic="swiss"/>
    <style:font-face style:name="Verdana" svg:font-family="Verdana" style:font-family-generic="swiss"/>
    <style:font-face style:name="Bitstream Vera Sans" svg:font-family="'Bitstream Vera Sans'" style:font-pitch="variable"/>
    <style:font-face style:name="Lucidasans" svg:font-family="Lucidasan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Webdings" svg:font-family="Webding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AU"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Helvetica" fo:font-size="12pt" fo:language="en" fo:country="US" style:font-name-asian="Bitstream Vera Sans" style:font-size-asian="12pt" style:language-asian="zxx" style:country-asian="none" style:font-name-complex="Lucidasan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List" style:family="paragraph" style:parent-style-name="Text_20_body" style:class="list">
      <style:text-properties style:font-name-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Luck Systems</dc:title>
    <meta:initial-creator>Greg Luck</meta:initial-creator>
    <meta:creation-date>2008-04-04T08:17:00</meta:creation-date>
    <dc:date>2009-04-01T16:35:37</dc:date>
    <meta:print-date>2113-01-01T00:00:00</meta:print-date>
    <dc:language>en-AU</dc:language>
    <meta:editing-cycles>4</meta:editing-cycles>
    <meta:editing-duration>PT5M49S</meta:editing-duration>
    <meta:user-defined meta:name="Info 1"/>
    <meta:user-defined meta:name="Info 2"/>
    <meta:user-defined meta:name="Info 3"/>
    <meta:user-defined meta:name="Info 4"/>
    <meta:document-statistic meta:table-count="1" meta:image-count="0" meta:object-count="0" meta:page-count="3" meta:paragraph-count="142" meta:word-count="744" meta:character-count="5105"/>
  </office:meta>
</office:document-meta>
</file>